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A5F3D967B173C5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66cm, 4.153cm, 9.275cm, 3.1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4.139cm" svg:x="0.792cm" svg:y="2.291cm">
          <draw:image xlink:href="Pictures/10000000000005E8000007E03A5F3D967B173C5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6:14.762220358</dc:date>
    <meta:editing-duration>PT3M3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